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six_answers</text:p>
      <text:p text:style-name="Standard"/>
      <text:p text:style-name="Standard">-- DROP TABLE IF EXISTS public.six_answers;</text:p>
      <text:p text:style-name="Standard"/>
      <text:p text:style-name="Standard">CREATE TABLE IF NOT EXISTS public.six_answers</text:p>
      <text:p text:style-name="Standard">(</text:p>
      <text:p text:style-name="Standard"><text:s text:c="4"/>id uuid NOT NULL,</text:p>
      <text:p text:style-name="Standard"><text:s text:c="4"/>who integer[] NOT NULL,</text:p>
      <text:p text:style-name="Standard"><text:s text:c="4"/>what character varying(2000) COLLATE pg_catalog."default" NOT NULL,</text:p>
      <text:p text:style-name="Standard"><text:s text:c="4"/>"where" integer NOT NULL,</text:p>
      <text:p text:style-name="Standard"><text:s text:c="4"/>"when" json NOT NULL,</text:p>
      <text:p text:style-name="Standard"><text:s text:c="4"/>why character varying(1000) COLLATE pg_catalog."default" NOT NULL,</text:p>
      <text:p text:style-name="Standard"><text:s text:c="4"/>how character varying(1000) COLLATE pg_catalog."default" NOT NULL,</text:p>
      <text:p text:style-name="Standard"><text:s text:c="4"/>CONSTRAINT six_answer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six_answers</text:p>
      <text:p text:style-name="Standard"><text:s text:c="4"/>OWNER to postgres;</text:p>
      <text:p text:style-name="P1"/>
      <text:p text:style-name="Standard">-- Table: public.places</text:p>
      <text:p text:style-name="Standard"/>
      <text:p text:style-name="Standard">-- DROP TABLE IF EXISTS public.places;</text:p>
      <text:p text:style-name="Standard"/>
      <text:p text:style-name="Standard">CREATE TABLE IF NOT EXISTS public.places</text:p>
      <text:p text:style-name="Standard">(</text:p>
      <text:p text:style-name="Standard"><text:s text:c="4"/>id integer NOT NULL DEFAULT nextval('places_id_seq'::regclass),</text:p>
      <text:p text:style-name="Standard"><text:s text:c="4"/>name character varying(50) COLLATE pg_catalog."default" NOT NULL,</text:p>
      <text:p text:style-name="Standard"><text:s text:c="4"/>details json NOT NULL,</text:p>
      <text:p text:style-name="Standard"><text:s text:c="4"/>type character varying(30) COLLATE pg_catalog."default" NOT NULL,</text:p>
      <text:p text:style-name="Standard"><text:s text:c="4"/>sort_order integer NOT NULL,</text:p>
      <text:p text:style-name="Standard"><text:s text:c="4"/>CONSTRAINT plac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laces</text:p>
      <text:p text:style-name="Standard"><text:s text:c="4"/>OWNER to postgres;</text:p>
      <text:p text:style-name="Standard"/>
      <text:p text:style-name="Standard">CREATE SEQUENCE places_id_seq <text:s text:c="2"/></text:p>
      <text:p text:style-name="Standard">START 1;</text:p>
      <text:p text:style-name="Standard"/>
      <text:p text:style-name="Standard">ALTER TABLE places </text:p>
      <text:p text:style-name="P1">ALTER COLUMN id SET DEFAULT nextval('places_id_seq');</text:p>
      <text:p text:style-name="Standard"/>
      <text:p text:style-name="Standard">See next page for <text:span text:style-name="T1">“people”</text:span> table . . .</text:p>
      <text:p text:style-name="P2">-- Table: public.people</text:p>
      <text:p text:style-name="Standard"/>
      <text:p text:style-name="Standard">-- DROP TABLE IF EXISTS public.people;</text:p>
      <text:p text:style-name="Standard"/>
      <text:p text:style-name="Standard">CREATE TABLE IF NOT EXISTS public.people</text:p>
      <text:p text:style-name="Standard">(</text:p>
      <text:p text:style-name="Standard"><text:s text:c="4"/>index integer NOT NULL DEFAULT nextval('people_index_seq'::regclass),</text:p>
      <text:p text:style-name="Standard"><text:s text:c="4"/>name character varying(80) COLLATE pg_catalog."default" NOT NULL,</text:p>
      <text:p text:style-name="Standard"><text:s text:c="4"/>comments character varying(250) COLLATE pg_catalog."default",</text:p>
      <text:p text:style-name="Standard"><text:s text:c="4"/>CONSTRAINT people_pkey PRIMARY KEY (index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people</text:p>
      <text:p text:style-name="Standard"><text:s text:c="4"/>OWNER to postgres;</text:p>
      <text:p text:style-name="Standard"/>
      <text:p text:style-name="Standard">CREATE SEQUENCE people_index_seq <text:s text:c="2"/></text:p>
      <text:p text:style-name="Standard">START 1;</text:p>
      <text:p text:style-name="Standard"/>
      <text:p text:style-name="Standard">ALTER TABLE people </text:p>
      <text:p text:style-name="Standard">ALTER COLUMN index SET DEFAULT nextval('people_index_seq');</text:p>
      <text:p text:style-name="P1"/>
      <text:p text:style-name="Standard"/>
      <text:p text:style-name="Standard">-- Table: public.times</text:p>
      <text:p text:style-name="Standard"/>
      <text:p text:style-name="Standard">-- DROP TABLE IF EXISTS public.times;</text:p>
      <text:p text:style-name="Standard"/>
      <text:p text:style-name="Standard">CREATE TABLE IF NOT EXISTS public.times</text:p>
      <text:p text:style-name="Standard">(</text:p>
      <text:p text:style-name="Standard"><text:s text:c="4"/>id integer NOT NULL DEFAULT nextval('times_id_seq'::regclass),</text:p>
      <text:p text:style-name="Standard"><text:s text:c="4"/>name character varying(50) COLLATE pg_catalog."default" NOT NULL,</text:p>
      <text:p text:style-name="Standard"><text:s text:c="4"/>comments character varying(600) COLLATE pg_catalog."default" NOT NULL,</text:p>
      <text:p text:style-name="Standard"><text:s text:c="4"/>type character varying(20) COLLATE pg_catalog."default" NOT NULL,</text:p>
      <text:p text:style-name="Standard"><text:s text:c="4"/>sort_order integer NOT NULL,</text:p>
      <text:p text:style-name="Standard"><text:s text:c="4"/>CONSTRAINT times_pkey PRIMARY KEY (id)</text:p>
      <text:p text:style-name="Standard">)</text:p>
      <text:p text:style-name="Standard"/>
      <text:p text:style-name="Standard">TABLESPACE pg_default;</text:p>
      <text:p text:style-name="Standard"/>
      <text:p text:style-name="Standard">ALTER TABLE IF EXISTS public.times</text:p>
      <text:p text:style-name="Standard"><text:s text:c="4"/>OWNER to postgres;</text:p>
      <text:p text:style-name="Standard"><text:tab/></text:p>
      <text:p text:style-name="Standard">CREATE SEQUENCE times_id_seq <text:s text:c="2"/></text:p>
      <text:p text:style-name="Standard">START 1;</text:p>
      <text:p text:style-name="Standard"/>
      <text:p text:style-name="Standard">ALTER TABLE times </text:p>
      <text:p text:style-name="Standard">ALTER COLUMN id SET DEFAULT nextval('times_id_seq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ald Petron</meta:initial-creator>
    <meta:creation-date>2024-02-29T16:42:48</meta:creation-date>
    <dc:date>2024-04-11T15:46:20</dc:date>
    <dc:creator>Gerald Petron</dc:creator>
    <meta:editing-duration>PT20M12S</meta:editing-duration>
    <meta:editing-cycles>16</meta:editing-cycles>
    <meta:generator>OpenOffice/4.1.15$Unix OpenOffice.org_project/4115m2$Build-9813</meta:generator>
    <meta:document-statistic meta:table-count="0" meta:image-count="0" meta:object-count="0" meta:page-count="2" meta:paragraph-count="70" meta:word-count="293" meta:character-count="2397"/>
  </office:meta>
</office:document-meta>
</file>